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4838F6BC520.png" manifest:media-type="image/png"/>
  <manifest:file-entry manifest:full-path="Pictures/10000001000000E1000000E15C1B62B8.png" manifest:media-type="image/png"/>
  <manifest:file-entry manifest:full-path="Pictures/1000000100000190000001906B95E008.png" manifest:media-type="image/png"/>
  <manifest:file-entry manifest:full-path="Pictures/10000001000000E0000000E01519A628.png" manifest:media-type="image/png"/>
  <manifest:file-entry manifest:full-path="Pictures/100000010000012A000000A9DDABB696.png" manifest:media-type="image/png"/>
  <manifest:file-entry manifest:full-path="Pictures/10000001000003EF0000015818B8A92D.png" manifest:media-type="image/png"/>
  <manifest:file-entry manifest:full-path="Pictures/1000000100000F3F000005AAC31B1A36.png" manifest:media-type="image/png"/>
  <manifest:file-entry manifest:full-path="Pictures/100000010000020000000140AD513CDD.png" manifest:media-type="image/png"/>
  <manifest:file-entry manifest:full-path="Pictures/10000001000001E2000000680668605A.png" manifest:media-type="image/png"/>
  <manifest:file-entry manifest:full-path="Pictures/1000000100000125000000AC5E30D7B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22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Duncan Parke</text:p>
          </draw:text-box>
        </draw:frame>
        <draw:frame draw:style-name="gr1" draw:text-style-name="P1" draw:layer="layout" svg:width="7.751cm" svg:height="4.55cm" svg:x="19.685cm" svg:y="1.165cm">
          <draw:image xlink:href="Pictures/1000000100000125000000AC5E30D7BE.png" xlink:type="simple" xlink:show="embed" xlink:actuate="onLoad" draw:mime-type="image/png">
            <text:p/>
          </draw:image>
        </draw:frame>
        <draw:frame draw:style-name="gr1" draw:text-style-name="P1" draw:layer="layout" svg:width="5.08cm" svg:height="1.096cm" svg:x="2.54cm" svg:y="1.905cm">
          <draw:image xlink:href="Pictures/10000001000001E2000000680668605A.png" xlink:type="simple" xlink:show="embed" xlink:actuate="onLoad" draw:mime-type="image/png">
            <text:p/>
          </draw:image>
        </draw:frame>
        <draw:frame draw:style-name="gr1" draw:text-style-name="P1" draw:layer="layout" svg:width="8.466cm" svg:height="5.291cm" svg:x="13.335cm" svg:y="4.445cm">
          <draw:image xlink:href="Pictures/100000010000020000000140AD513CDD.png" xlink:type="simple" xlink:show="embed" xlink:actuate="onLoad" draw:mime-type="image/png">
            <text:p/>
          </draw:image>
        </draw:frame>
        <draw:frame draw:style-name="gr2" draw:text-style-name="P4" draw:layer="layout" svg:width="0.502cm" svg:height="1.47cm" svg:x="17.283cm" svg:y="9.13cm">
          <draw:text-box>
            <text:p text:style-name="P2"><text:a xlink:href="https://www.google.com/imgres?q=red%20star%20os&amp;imgurl=https%3A%2F%2Fupload.wikimedia.org%2Fwikipedia%2Fcommons%2Fthumb%2Fe%2Feb%2FRed_Star_OS_Logo.svg%2F1200px-Red_Star_OS_Logo.svg.png&amp;imgrefurl=https%3A%2F%2Fen.wikipedia.org%2Fwiki%2FFile%3ARed_Star_OS_Logo.svg&amp;docid=ucYHr0Q_OyjAfM&amp;tbnid=0vPv4hVxYXJIEM&amp;vet=12ahUKEwjO1_Dmo5yLAxUgpIkEHZ_7Ac0QM3oFCIQBEAA..i&amp;w=1200&amp;h=917&amp;hcb=2&amp;ved=2ahUKEwjO1_Dmo5yLAxUgpIkEHZ_7Ac0QM3oFCIQBEAA" xlink:type="simple"/></text:p>
            <text:p text:style-name="P3"/>
          </draw:text-box>
        </draw:frame>
        <draw:frame draw:style-name="gr1" draw:text-style-name="P1" draw:layer="layout" svg:width="10.926cm" svg:height="4.059cm" svg:x="2.409cm" svg:y="3.81cm">
          <draw:image xlink:href="Pictures/1000000100000F3F000005AAC31B1A36.png" xlink:type="simple" xlink:show="embed" xlink:actuate="onLoad" draw:mime-type="image/png">
            <text:p/>
          </draw:image>
        </draw:frame>
        <draw:frame draw:style-name="gr1" draw:text-style-name="P1" draw:layer="layout" svg:width="11.43cm" svg:height="3.904cm" svg:x="0.635cm" svg:y="8.161cm">
          <draw:image xlink:href="Pictures/10000001000003EF0000015818B8A92D.png" xlink:type="simple" xlink:show="embed" xlink:actuate="onLoad" draw:mime-type="image/png">
            <text:p/>
          </draw:image>
        </draw:frame>
        <draw:frame draw:style-name="gr3" draw:text-style-name="P5" draw:layer="layout" svg:width="0.502cm" svg:height="0.646cm" svg:x="18.837cm" svg:y="12.816cm">
          <draw:text-box>
            <text:p text:style-name="P3"/>
          </draw:text-box>
        </draw:frame>
        <draw:frame draw:style-name="gr1" draw:text-style-name="P1" draw:layer="layout" svg:width="7.884cm" svg:height="4.47cm" svg:x="19.05cm" svg:y="10.77cm">
          <draw:image xlink:href="Pictures/100000010000012A000000A9DDABB696.png" xlink:type="simple" xlink:show="embed" xlink:actuate="onLoad" draw:mime-type="image/png">
            <text:p/>
          </draw:image>
        </draw:frame>
        <draw:frame draw:style-name="gr1" draw:text-style-name="P1" draw:layer="layout" svg:width="4.656cm" svg:height="4.656cm" svg:x="13.124cm" svg:y="10.16cm">
          <draw:image xlink:href="Pictures/10000001000000E0000000E01519A628.png" xlink:type="simple" xlink:show="embed" xlink:actuate="onLoad" draw:mime-type="image/png">
            <text:p/>
          </draw:image>
        </draw:frame>
        <draw:frame draw:style-name="gr1" draw:text-style-name="P1" draw:layer="layout" svg:width="5.08cm" svg:height="5.08cm" svg:x="22.225cm" svg:y="5.08cm">
          <draw:image xlink:href="Pictures/1000000100000190000001906B95E008.png" xlink:type="simple" xlink:show="embed" xlink:actuate="onLoad" draw:mime-type="image/png">
            <text:p/>
          </draw:image>
        </draw:frame>
        <draw:frame draw:style-name="gr1" draw:text-style-name="P1" draw:layer="layout" svg:width="4.087cm" svg:height="4.087cm" svg:x="3.81cm" svg:y="11.663cm">
          <draw:image xlink:href="Pictures/10000001000000E1000000E15C1B62B8.png" xlink:type="simple" xlink:show="embed" xlink:actuate="onLoad" draw:mime-type="image/png">
            <text:p/>
          </draw:image>
        </draw:frame>
        <draw:frame draw:style-name="gr1" draw:text-style-name="P1" draw:layer="layout" svg:width="3.027cm" svg:height="2.914cm" svg:x="9.038cm" svg:y="12.065cm">
          <draw:image xlink:href="Pictures/10000001000004B0000004838F6BC5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20:18:47.279283155</meta:creation-date>
    <dc:date>2025-01-29T20:27:51.563573639</dc:date>
    <meta:editing-duration>PT9M5S</meta:editing-duration>
    <meta:editing-cycles>1</meta:editing-cycles>
    <meta:document-statistic meta:object-count="36"/>
    <meta:generator>LibreOffice/24.8.3.2$Linux_X86_64 LibreOffice_project/e14c9fdd1f585efcbb2c5363087a99d20928d522</meta:generator>
  </office:meta>
</office:document-meta>
</file>